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S Mincho" svg:font-family="'MS Mincho', 'ＭＳ 明朝'" style:font-family-generic="roman"/>
    <style:font-face style:name="Roboto Mono2" svg:font-family="'Roboto Mono'" style:font-adornments="Bold" style:font-pitch="variable"/>
    <style:font-face style:name="Roboto Mono" svg:font-family="'Roboto Mono'" style:font-adornments="Italic" style:font-pitch="variable"/>
    <style:font-face style:name="Roboto Mono1" svg:font-family="'Roboto Mono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use-window-font-color="true" style:font-name="Roboto Mono2" fo:font-size="16pt" fo:language="en" fo:country="US" fo:font-weight="bold" officeooo:rsid="0016a475" officeooo:paragraph-rsid="0016a475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P2" style:family="paragraph" style:parent-style-name="Text_20_body">
      <style:text-properties officeooo:paragraph-rsid="0016a475"/>
    </style:style>
    <style:style style:name="T1" style:family="text">
      <style:text-properties officeooo:rsid="0016a475"/>
    </style:style>
    <style:style style:name="T2" style:family="text">
      <style:text-properties style:use-window-font-color="true" style:font-name="Roboto Mono1" fo:font-size="12pt" fo:language="en" fo:country="US" officeooo:rsid="0017c338" style:font-name-asian="Times New Roman" style:font-size-asian="12pt" style:font-name-complex="Times New Roman" style:font-size-complex="12pt" style:language-complex="ar" style:country-complex="SA"/>
    </style:style>
    <style:style style:name="T3" style:family="text">
      <style:text-properties officeooo:rsid="0017c338"/>
    </style:style>
    <style:style style:name="T4" style:family="text">
      <style:text-properties fo:font-weight="bold" officeooo:rsid="0017c33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Ζητούμενα / Στόχοι Εργασίας</text:h>
      <text:p text:style-name="P2"><text:span text:style-name="T1">Στην παρούσα εργασία ζητείται η δημιουργία εφαρμογής σε C η <text:s/>οποία να τρέχει σε ενσωματωμένες συσκευές (embedded systems) με σκοπό την επικοινωνία αυτών μέσω ενός ad-hoc δικτύου μεταξύ τους. Πρόκειται για ένα ασύρματο peer-to-peer ad-hoc δίκτυο στο οποίο δύο τυχαίες συσκευές – από εδώ και στο εξής θα γίνεται αναφορά σε αυτές ως </text:span><text:span text:style-name="T4">peers</text:span><text:span text:style-name="T3"> - θα συνδέονται μεταξύ τους αφόσον βρίσκονται εντός εμβέλειας τα </text:span><text:span text:style-name="T2">W</text:span><text:span text:style-name="T3">i</text:span><text:span text:style-name="T2">F</text:span><text:span text:style-name="T3">i δίκτυά τους το ένα με το άλλο. Στόχος της επικοινωνίας είναι η μετάδοση μηνυμάτων από peer σε peer ώστε το μήνυμα να φτάσει στον τελικό του παραλήπτη ακόμη και εάν αυτός δεν είναι αρχικά εντός εμβέλειας </text:span><text:span text:style-name="T2">με το δίκτυο </text:span><text:span text:style-name="T3">του αποστολέα. Για την επίτευξη του στόχου αυτού, κάθε συσκευή όταν “συναντήσει” μια άλλη συσκευή “ανταλλάσουν” όλα τα μηνύματα που “έχει η μία για την άλλη”. Τα εισαγωγικά εισάγονται καθώς αποφεύγεται η παράθεση πολλών τεχνικών λεπτομερειών στο συγκεκριμένο μέρος της αναφοράς – γίνεται εκτενής αναφορά σε αυτές σε επόμεν</text:span><text:span text:style-name="T2">α</text:span><text:span text:style-name="T3"> μέρ</text:span><text:span text:style-name="T2">η</text:span><text:span text:style-name="T3">. Η όλη εκτέλεση γίνεται σε πραγματικό χρόνο και άρα κάθε συσκευή πρέπει σε πραγματικό χρόνο να διαχειρίζεται τη ροή μηνυμάτων μεταξύ αυτής και οποιασδήποτε άλλης με την οποία έλθει σε επικοινωνία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S Mincho" svg:font-family="'MS Mincho', 'ＭＳ 明朝'" style:font-family-generic="roman"/>
    <style:font-face style:name="Roboto Mono2" svg:font-family="'Roboto Mono'" style:font-adornments="Bold" style:font-pitch="variable"/>
    <style:font-face style:name="Roboto Mono" svg:font-family="'Roboto Mono'" style:font-adornments="Italic" style:font-pitch="variable"/>
    <style:font-face style:name="Roboto Mono1" svg:font-family="'Roboto Mono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799in" loext:contextual-spacing="false" fo:line-height="150%" fo:text-align="justify" style:justify-single-word="false" style:page-number="auto">
        <style:tab-stops/>
      </style:paragraph-properties>
      <style:text-properties style:font-name="Roboto Mono1" fo:font-family="'Roboto Mono'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 style:master-page-name="">
      <style:paragraph-properties fo:margin-top="0.0799in" fo:margin-bottom="0.1201in" loext:contextual-spacing="false" fo:text-align="center" style:justify-single-word="false" style:page-number="auto" text:number-lines="false" text:line-number="0"/>
      <style:text-properties style:font-name="Roboto Mono" fo:font-family="'Roboto Mono'" style:font-style-name="Italic" style:font-pitch="variable" fo:font-size="10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.25in" fo:margin-bottom="0.0598in" loext:contextual-spacing="false" style:page-number="auto" fo:break-before="page" fo:keep-with-next="always"/>
      <style:text-properties style:font-name="Roboto Mono2" fo:font-family="'Roboto Mono'" style:font-style-name="Bold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2402in" fo:margin-bottom="0.0598in" loext:contextual-spacing="false" fo:keep-together="always" fo:orphans="0" fo:widows="0" style:page-number="auto" fo:keep-with-next="always">
        <style:tab-stops/>
      </style:paragraph-properties>
      <style:text-properties fo:color="#000000" style:font-name="Roboto Mono2" fo:font-family="'Roboto Mono'" style:font-style-name="Bold" style:font-pitch="variable" fo:font-size="14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799in" fo:margin-bottom="0.0598in" loext:contextual-spacing="false" fo:keep-together="always" fo:keep-with-next="always"/>
      <style:text-properties fo:color="#000000" style:font-name="Roboto Mono2" fo:font-family="'Roboto Mono'" style:font-style-name="Bold" style:font-pitch="variable" fo:font-size="13pt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  <style:text-properties style:font-name-asian="MS Mincho" style:font-family-asian="'MS Mincho', 'ＭＳ 明朝'" style:font-family-generic-asian="roman" style:language-asian="ja" style:country-asian="JP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3335in" fo:margin-bottom="0in" loext:contextual-spacing="false" fo:line-height="115%" fo:keep-together="always"/>
      <style:text-properties fo:color="#000000" style:font-name="Roboto Mono2" fo:font-family="'Roboto Mono'" style:font-style-name="Bold" style:font-pitch="variable" fo:font-size="16pt" fo:language="el" fo:country="GR" style:letter-kerning="fals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in" fo:margin-bottom="0.0693in" loext:contextual-spacing="false" style:page-number="auto"/>
      <style:text-properties style:font-name="Roboto Mono1" fo:font-family="'Roboto Mono'" style:font-style-name="Regular" style:font-pitch="variable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in" fo:margin-bottom="0.0693in" loext:contextual-spacing="false" fo:text-indent="0in" style:auto-text-indent="false"/>
      <style:text-properties style:font-name="Roboto Mono1" fo:font-family="'Roboto Mono'" style:font-style-name="Regular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Contents_20_3" style:display-name="Contents 3" style:family="paragraph" style:parent-style-name="Standard" style:next-style-name="Standard" style:class="index">
      <style:paragraph-properties fo:margin-left="0.3335in" fo:margin-right="0in" fo:margin-top="0in" fo:margin-bottom="0.0693in" loext:contextual-spacing="false" fo:text-indent="0in" style:auto-text-indent="false"/>
      <style:text-properties style:font-name="Roboto Mono1" fo:font-family="'Roboto Mono'" style:font-style-name="Regular" style:font-pitch="variable" fo:font-size="11pt"/>
    </style:style>
    <style:style style:name="No_20_Spacing" style:display-name="No Spacing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" style:family="paragraph" style:parent-style-name="Caption" style:class="extra"/>
    <style:style style:name="Σχήμα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Πιν." style:family="paragraph" style:parent-style-name="Caption"/>
    <style:style style:name="Εικ." style:family="paragraph" style:parent-style-name="Caption"/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  <style:text-properties style:font-name="Roboto Mono2" fo:font-family="'Roboto Mono'" style:font-style-name="Bold" style:font-pitch="variable" fo:font-weight="bold"/>
    </style:style>
    <style:style style:name="Figure_20_Index_20_Heading" style:display-name="Figure Index Heading" style:family="paragraph" style:parent-style-name="Heading" style:class="index">
      <style:paragraph-properties fo:margin-left="0in" fo:margin-right="0in" fo:margin-top="0.25in" fo:margin-bottom="0.0799in" loext:contextual-spacing="false" fo:text-indent="0in" style:auto-text-indent="false" text:number-lines="false" text:line-number="0"/>
      <style:text-properties style:font-name="Roboto Mono2" fo:font-family="'Roboto Mono'" style:font-style-name="Bold" style:font-pitch="variable"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margin-top="0.0201in" fo:margin-bottom="0.0201in" loext:contextual-spacing="false" fo:text-indent="0in" style:auto-text-indent="false">
        <style:tab-stops>
          <style:tab-stop style:position="6in" style:type="right" style:leader-style="dotted" style:leader-text="."/>
        </style:tab-stops>
      </style:paragraph-properties>
      <style:text-properties style:font-name="Roboto Mono1" fo:font-family="'Roboto Mono'" style:font-style-name="Regular" style:font-pitch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2_20_Char" style:display-name="Heading 2 Char" style:family="text">
      <style:text-properties fo:color="#5b9bd5"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Heading_20_3_20_Char" style:display-name="Heading 3 Char" style:family="text">
      <style:text-properties fo:color="#5b9bd5" style:font-name="Calibri Light" fo:font-family="'Calibri Light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9in" fo:margin-bottom="0.9in" fo:margin-left="1.15in" fo:margin-right="1.1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6T14:54:04.510110558</meta:creation-date>
    <dc:date>2019-10-06T21:40:23.603751093</dc:date>
    <meta:editing-duration>PT3M3S</meta:editing-duration>
    <meta:editing-cycles>1</meta:editing-cycles>
    <meta:document-statistic meta:table-count="0" meta:image-count="0" meta:object-count="0" meta:page-count="1" meta:paragraph-count="2" meta:word-count="187" meta:character-count="1174" meta:non-whitespace-character-count="986"/>
    <meta:generator>LibreOffice/6.3.2.2$Linux_X86_64 LibreOffice_project/98b30e735bda24bc04ab42594c85f7fd8be07b9c</meta:generator>
  </office:meta>
</office:document-meta>
</file>